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size="18pt" officeooo:rsid="00099f19" officeooo:paragraph-rsid="00099f19" style:font-size-asian="15.75pt" style:font-size-complex="18pt"/>
    </style:style>
    <style:style style:name="P2" style:family="paragraph" style:parent-style-name="Standard">
      <style:text-properties fo:font-size="13pt" officeooo:rsid="00099f19" officeooo:paragraph-rsid="00099f19" style:font-size-asian="11.3500003814697pt" style:font-size-complex="13pt"/>
    </style:style>
    <style:style style:name="P3" style:family="paragraph" style:parent-style-name="Standard">
      <style:text-properties fo:font-size="13pt" officeooo:rsid="000b35c1" officeooo:paragraph-rsid="000b35c1" style:font-size-asian="11.3500003814697pt" style:font-size-complex="13pt"/>
    </style:style>
    <style:style style:name="P4" style:family="paragraph" style:parent-style-name="Standard">
      <style:text-properties fo:font-size="13pt" officeooo:rsid="000bfcc4" officeooo:paragraph-rsid="000bfcc4" style:font-size-asian="11.3500003814697pt" style:font-size-complex="13pt"/>
    </style:style>
    <style:style style:name="P5" style:family="paragraph" style:parent-style-name="Standard">
      <style:text-properties fo:font-size="13pt" officeooo:rsid="000c3802" officeooo:paragraph-rsid="000c3802" style:font-size-asian="11.3500003814697pt" style:font-size-complex="13pt"/>
    </style:style>
    <style:style style:name="P6" style:family="paragraph" style:parent-style-name="Standard">
      <style:text-properties fo:font-size="13pt" officeooo:rsid="000d5d97" officeooo:paragraph-rsid="000d5d97" style:font-size-asian="11.3500003814697pt" style:font-size-complex="13pt"/>
    </style:style>
    <style:style style:name="P7" style:family="paragraph" style:parent-style-name="Standard">
      <style:text-properties fo:font-size="13pt" officeooo:rsid="000d5d97" officeooo:paragraph-rsid="000da305" style:font-size-asian="11.3500003814697pt" style:font-size-complex="13pt"/>
    </style:style>
    <style:style style:name="P8" style:family="paragraph" style:parent-style-name="Standard">
      <style:text-properties fo:font-size="13pt" fo:font-weight="normal" officeooo:rsid="000bfcc4" officeooo:paragraph-rsid="000bfcc4" style:font-size-asian="11.3500003814697pt" style:font-weight-asian="normal" style:font-size-complex="13pt" style:font-weight-complex="normal"/>
    </style:style>
    <style:style style:name="P9" style:family="paragraph" style:parent-style-name="Standard">
      <style:text-properties fo:font-size="13pt" fo:font-weight="normal" officeooo:rsid="000c3802" officeooo:paragraph-rsid="000c3802" style:font-size-asian="11.3500003814697pt" style:font-weight-asian="normal" style:font-size-complex="13pt" style:font-weight-complex="normal"/>
    </style:style>
    <style:style style:name="P10" style:family="paragraph" style:parent-style-name="Standard">
      <style:text-properties fo:font-size="13pt" fo:font-weight="bold" officeooo:rsid="000b35c1" officeooo:paragraph-rsid="000b35c1" style:font-size-asian="11.3500003814697pt" style:font-weight-asian="bold" style:font-size-complex="13pt" style:font-weight-complex="bold"/>
    </style:style>
    <style:style style:name="P11" style:family="paragraph" style:parent-style-name="Standard">
      <style:text-properties fo:font-size="13pt" fo:font-weight="bold" officeooo:rsid="000c3802" officeooo:paragraph-rsid="000c3802" style:font-size-asian="11.3500003814697pt" style:font-weight-asian="bold" style:font-size-complex="13pt" style:font-weight-complex="bold"/>
    </style:style>
    <style:style style:name="P12" style:family="paragraph" style:parent-style-name="Standard">
      <style:text-properties fo:font-size="13pt" fo:font-weight="bold" officeooo:rsid="000bfcc4" officeooo:paragraph-rsid="000bfcc4" style:font-size-asian="11.3500003814697pt" style:font-weight-asian="bold" style:font-size-complex="13pt" style:font-weight-complex="bold"/>
    </style:style>
    <style:style style:name="P13" style:family="paragraph" style:parent-style-name="Standard">
      <style:text-properties fo:font-size="13pt" fo:font-weight="bold" officeooo:rsid="000e598a" officeooo:paragraph-rsid="000e598a" style:font-size-asian="11.3500003814697pt" style:font-weight-asian="bold" style:font-size-complex="13pt" style:font-weight-complex="bold"/>
    </style:style>
    <style:style style:name="P14" style:family="paragraph" style:parent-style-name="Standard">
      <style:text-properties fo:font-variant="normal" fo:text-transform="none" fo:color="#006600" style:font-name="Noto Sans1" fo:font-size="12pt" fo:letter-spacing="normal" fo:font-style="normal" fo:font-weight="bold" officeooo:rsid="00099f19" officeooo:paragraph-rsid="00099f19" style:font-size-asian="12pt" style:font-size-complex="12pt"/>
    </style:style>
    <style:style style:name="P15" style:family="paragraph" style:parent-style-name="Standard">
      <style:text-properties fo:font-size="15pt" fo:font-weight="bold" officeooo:rsid="000c3802" officeooo:paragraph-rsid="000c3802" style:font-size-asian="15pt" style:font-weight-asian="bold" style:font-size-complex="15pt" style:font-weight-complex="bold"/>
    </style:style>
    <style:style style:name="P16" style:family="paragraph" style:parent-style-name="Standard">
      <style:text-properties fo:color="#800000" fo:font-size="13pt" fo:font-weight="bold" officeooo:rsid="000d5d97" officeooo:paragraph-rsid="000d5d97" style:font-size-asian="11.3500003814697pt" style:font-weight-asian="bold" style:font-size-complex="13pt" style:font-weight-complex="bold"/>
    </style:style>
    <style:style style:name="P17" style:family="paragraph" style:parent-style-name="Standard">
      <style:text-properties fo:font-size="13pt" fo:font-weight="normal" officeooo:rsid="000bfcc4" officeooo:paragraph-rsid="000bfcc4" style:font-size-asian="11.3500003814697pt" style:font-weight-asian="normal" style:font-size-complex="13pt" style:font-weight-complex="normal"/>
    </style:style>
    <style:style style:name="P18" style:family="paragraph" style:parent-style-name="Standard">
      <style:text-properties fo:font-size="13pt" officeooo:rsid="00139628" officeooo:paragraph-rsid="00139628" style:font-size-asian="11.3500003814697pt" style:font-size-complex="13pt"/>
    </style:style>
    <style:style style:name="P19" style:family="paragraph" style:parent-style-name="Standard">
      <style:text-properties fo:color="#000000" fo:font-size="13pt" fo:font-weight="bold" officeooo:rsid="00139628" officeooo:paragraph-rsid="00139628" style:font-size-asian="11.3500003814697pt" style:font-weight-asian="bold" style:font-size-complex="13pt" style:font-weight-complex="bold"/>
    </style:style>
    <style:style style:name="P20" style:family="paragraph" style:parent-style-name="Standard">
      <style:text-properties fo:color="#000000" fo:font-size="13pt" fo:font-weight="bold" officeooo:rsid="00139628" officeooo:paragraph-rsid="00154fb4" style:font-size-asian="11.3500003814697pt" style:font-weight-asian="bold" style:font-size-complex="13pt" style:font-weight-complex="bold"/>
    </style:style>
    <style:style style:name="P21" style:family="paragraph" style:parent-style-name="Standard">
      <style:text-properties fo:color="#000000" fo:font-size="13pt" officeooo:rsid="000bfcc4" officeooo:paragraph-rsid="000bfcc4" style:font-size-asian="11.3500003814697pt" style:font-size-complex="13pt"/>
    </style:style>
    <style:style style:name="T1" style:family="text">
      <style:text-properties officeooo:rsid="000b35c1"/>
    </style:style>
    <style:style style:name="T2" style:family="text">
      <style:text-properties officeooo:rsid="000bfcc4"/>
    </style:style>
    <style:style style:name="T3" style:family="text">
      <style:text-properties fo:font-weight="bold" style:font-weight-asian="bold" style:font-weight-complex="bold"/>
    </style:style>
    <style:style style:name="T4" style:family="text">
      <style:text-properties fo:font-weight="bold" officeooo:rsid="00139628" style:font-weight-asian="bold" style:font-weight-complex="bold"/>
    </style:style>
    <style:style style:name="T5" style:family="text">
      <style:text-properties officeooo:rsid="000d5d97"/>
    </style:style>
    <style:style style:name="T6" style:family="text">
      <style:text-properties style:text-position="super 58%"/>
    </style:style>
    <style:style style:name="T7" style:family="text">
      <style:text-properties officeooo:rsid="000da305"/>
    </style:style>
    <style:style style:name="T8" style:family="text">
      <style:text-properties officeooo:rsid="000e598a"/>
    </style:style>
    <style:style style:name="T9" style:family="text">
      <style:text-properties fo:font-weight="normal" style:font-weight-asian="normal" style:font-weight-complex="normal"/>
    </style:style>
    <style:style style:name="T10" style:family="text">
      <style:text-properties fo:font-weight="normal" officeooo:rsid="000fc12e" style:font-weight-asian="normal" style:font-weight-complex="normal"/>
    </style:style>
    <style:style style:name="T11" style:family="text">
      <style:text-properties fo:font-weight="normal" officeooo:rsid="00154fb4" style:font-weight-asian="normal" style:font-weight-complex="normal"/>
    </style:style>
    <style:style style:name="T12" style:family="text">
      <style:text-properties officeooo:rsid="00139628"/>
    </style:style>
    <style:style style:name="T13" style:family="text">
      <style:text-properties officeooo:rsid="00154f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rtating Systems: Program <text:span text:style-name="T8">2</text:span></text:p>
      <text:p text:style-name="P14">Introduction to the POSIX programming environment:  Diagnostic Shell <text:span text:style-name="T8">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3">Program Description: </text:span>This program sets out to emulate a shell <text:span text:style-name="T1">with added functions and convinience. This includes a more convinient kill command, easy access to a range of program statistics and the ability to track forked functions work load easily. Program is written in plain C.</text:span></text:p>
      <text:p text:style-name="P2"/>
      <text:p text:style-name="P10">Libraries used:</text:p>
      <text:p text:style-name="P3"><text:span text:style-name="T3">stdio.h:</text:span> used for file and console io</text:p>
      <text:p text:style-name="P3"><text:span text:style-name="T3">stdlib.h:</text:span> Need</text:p>
      <text:p text:style-name="P3"><text:span text:style-name="T3">string.h:</text:span> needed for parsing strings and converting strings to integers</text:p>
      <text:p text:style-name="P3"><text:span text:style-name="T3">sys/types.h:</text:span> used for Wait() and structures that waitid() uses.</text:p>
      <text:p text:style-name="P3"><text:span text:style-name="T3">Sys/wait.h:</text:span> holds the wait() function. Needed for post fork output</text:p>
      <text:p text:style-name="P3"><text:span text:style-name="T3">unistd.h:</text:span> Holds fork and exec functions</text:p>
      <text:p text:style-name="P3"><text:span text:style-name="T3">time.h:</text:span> Needed for time functions</text:p>
      <text:p text:style-name="P3"><text:span text:style-name="T3">dirent.h :</text:span> used for easy file io and checking contence of directories.</text:p>
      <text:p text:style-name="P13">pthread.h : <text:span text:style-name="T9"><text:s/></text:span><text:span text:style-name="T10">Used to create Pthreads and Join</text:span></text:p>
      <text:p text:style-name="P13">sys/types.h : <text:span text:style-name="T10">Structs for sockets</text:span></text:p>
      <text:p text:style-name="P13">sys/socket.h : <text:span text:style-name="T10">Socket Functions</text:span></text:p>
      <text:p text:style-name="P13">netinet/in.h : <text:span text:style-name="T10">Helper functions for Creating Socket</text:span></text:p>
      <text:p text:style-name="P13">netdb.h: <text:span text:style-name="T9"><text:s/></text:span><text:span text:style-name="T10">Helper functions for creating Socket</text:span></text:p>
      <text:p text:style-name="P3"/>
      <text:p text:style-name="P3"><text:span text:style-name="T3">Program flow:</text:span> Nearly everything stems from our event loop in main. The program sets up the functions we have predefined and prints the prompt. Program then waits for input and passes that to a parser and tokenizer. Those tokens are then passed to a function that determines to either use a built in function or pass it to another function that compiles the input for passing to exec. In the former the function is simply used. In the latter <text:span text:style-name="T2">the program is forked and then the program waitid()’s for the program to finish so we can print out the time pagefaults and swaps for that process.</text:span></text:p>
      <text:p text:style-name="P3"/>
      <text:p text:style-name="P3"/>
      <text:p text:style-name="P15">Functions:</text:p>
      <text:p text:style-name="P5"/>
      <text:p text:style-name="P5"><text:span text:style-name="T3">Main():</text:span> contains main program event loop. Prints prompt, gets input executes.</text:p>
      <text:p text:style-name="P5"/>
      <text:p text:style-name="P5"><text:span text:style-name="T3">Prompt():</text:span> prints dsh&gt; prompt.</text:p>
      <text:p text:style-name="P5"/>
      <text:p text:style-name="P5"><text:span text:style-name="T3">Findspace(): </text:span>returns index to whitespace character in C-style string</text:p>
      <text:p text:style-name="P5"/>
      <text:p text:style-name="P5"><text:soft-page-break/><text:span text:style-name="T3">execute():</text:span> Calls parse to tokenize the user input and checkdef to see if the desired program is predefined and then decides how to run the program. Frees data claimed in parse()</text:p>
      <text:p text:style-name="P5"/>
      <text:p text:style-name="P5"><text:span text:style-name="T3">Parse(): </text:span>Seperates and tokenizes and " <text:s text:c="3"/>returns" the results given console input. Looks through the string finds whitespace and returns input as useful tokens.</text:p>
      <text:p text:style-name="P5"/>
      <text:p text:style-name="P5"><text:span text:style-name="T3">checkdef():</text:span> checks the first input for defined functions.</text:p>
      <text:p text:style-name="P5"/>
      <text:p text:style-name="P5"><text:span text:style-name="T3">Isitdigit():</text:span> For when isdigit() just didn’t work well enough. Runs on entire c-strings</text:p>
      <text:p text:style-name="P5"/>
      <text:p text:style-name="P5"><text:span text:style-name="T3">dircheck():</text:span> Given a name and directory to look in returns if that directory or file exists in that directory.</text:p>
      <text:p text:style-name="P5"/>
      <text:p text:style-name="P5"><text:span text:style-name="T3">Cmdnm():</text:span> returns name <text:span text:style-name="T5">used to run the program running under a given pid</text:span></text:p>
      <text:p text:style-name="P5"/>
      <text:p text:style-name="P6"><text:span text:style-name="T3">mysignal(): </text:span>sends signal to a process by pid. Only called mysignal because there’s a c function named signal()</text:p>
      <text:p text:style-name="P6"/>
      <text:p text:style-name="P6"><text:span text:style-name="T3">Systat(): </text:span>Prints various system information. </text:p>
      <text:p text:style-name="P4"/>
      <text:p text:style-name="P6"><text:span text:style-name="T3">Cd():</text:span> front end for the chdir function. Similar funtionality to cd. <text:span text:style-name="T7">Should be able to change directory based on reletive and absolute paths.</text:span></text:p>
      <text:p text:style-name="P6"/>
      <text:p text:style-name="P6"><text:span text:style-name="T3">Pwd():</text:span> calls spawns pwd function. </text:p>
      <text:p text:style-name="P6"/>
      <text:p text:style-name="P6"><text:span text:style-name="T3">Definedrun():</text:span> For weird reasons needs to break if the first character is whitespace. Shouldn’t happen but does on occasion. Otherwise calls function pointer from funtcion array.</text:p>
      <text:p text:style-name="P6"/>
      <text:p text:style-name="P6"><text:span text:style-name="T3">Systemrun(): </text:span>Parses input for use by the spawn() function. Contains various errorhandling mechanisms. Also makes sure the function you try to call is in /bin. If it isn’t it won’t attmpt to call it.</text:p>
      <text:p text:style-name="P6"/>
      <text:p text:style-name="P6"><text:span text:style-name="T3">Printstat():</text:span> Outputs 10<text:span text:style-name="T6">th</text:span>, 14<text:span text:style-name="T6">th</text:span>, 15<text:span text:style-name="T6">th</text:span> and 36<text:span text:style-name="T6">th</text:span> item in file pointer. Used to output data after forked program termination.</text:p>
      <text:p text:style-name="P16"/>
      <text:p text:style-name="P19"><text:soft-page-break/>Outspawn(); <text:span text:style-name="T9">Forks and executes a new program and directs all standard output to the given file. </text:span><text:span text:style-name="T11">WARNING: Can only use one redirect per command</text:span></text:p>
      <text:p text:style-name="P19"/>
      <text:p text:style-name="P20">inspawn(): <text:span text:style-name="T9">Forks and executes a new program in the termianal with its standard input being replaced with and existing file. </text:span><text:span text:style-name="T11">WARNING: Can only use one redirect per command</text:span></text:p>
      <text:p text:style-name="P19"/>
      <text:p text:style-name="P20">Pipespawn(): <text:span text:style-name="T9"><text:s/></text:span><text:span text:style-name="T11">Forks 2 programs off of itself and pipes the output from the first to the input of the second using anonymous pipes. Returns process info about the second forked process. WARNING: Can only use one redirect per command</text:span></text:p>
      <text:p text:style-name="P19"/>
      <text:p text:style-name="P20">clientspawn(): <text:span text:style-name="T11">Contains socket code from “</text:span><text:a xlink:type="simple" xlink:href="http://www.linuxhowtos.org/C_C++/socket.htm" text:style-name="Internet_20_link" text:visited-style-name="Visited_20_Internet_20_Link"><text:span text:style-name="T11">http://www.linuxhowtos.org/C_C++/socket.htm</text:span></text:a><text:span text:style-name="T11">“ Uses sockets to receive input from over the internet and forks onto a <text:s/>standard Unix program. </text:span><text:span text:style-name="T9"><text:s/></text:span><text:span text:style-name="T11">WARNING: Can only use one redirect per command</text:span></text:p>
      <text:p text:style-name="P19"/>
      <text:p text:style-name="P20">severspawn():<text:span text:style-name="T11">Contains socket code from “</text:span><text:a xlink:type="simple" xlink:href="http://www.linuxhowtos.org/C_C++/socket.htm" text:style-name="Internet_20_link" text:visited-style-name="Visited_20_Internet_20_Link"><text:span text:style-name="T11">http://www.linuxhowtos.org/C_C++/socket.htm</text:span></text:a><text:span text:style-name="T11">“ Uses sockets to send output <text:s/>to a client on the internet and forks from <text:s/>a <text:s/>standard Unix program. </text:span><text:span text:style-name="T9"><text:s/></text:span><text:span text:style-name="T11">WARNING: Can only use one redirect per command</text:span></text:p>
      <text:p text:style-name="P21"/>
      <text:p text:style-name="P19">hbthread(): <text:s/><text:span text:style-name="T11">The threaded function called from hb(). <text:s/>Counts down in microseconds and usleeps.</text:span></text:p>
      <text:p text:style-name="P19"/>
      <text:p text:style-name="P19">Cmdnmthread(); <text:span text:style-name="T11">reads the file in /proc that holds the name of the command that created this process. Also its pthreadable</text:span></text:p>
      <text:p text:style-name="P19"/>
      <text:p text:style-name="P19">systatthread(): <text:span text:style-name="T11">Prints the systatinformation but can do so in a threaded envirnment.</text:span></text:p>
      <text:p text:style-name="P18"/>
      <text:p text:style-name="P7"><text:span text:style-name="T3">spawn(): </text:span>Mostly stolen from code samples <text:span text:style-name="T7">here (</text:span><text:a xlink:type="simple" xlink:href="https://d2l.sdbor.edu/content/enforced/2015FA/777862-CSC_456_M001_2016SP_538486/Code_Examples.html" text:style-name="Internet_20_link" text:visited-style-name="Visited_20_Internet_20_Link"><text:span text:style-name="T7">https://d2l.sdbor.edu/content/enforced/2015FA/777862-CSC_456_M001_2016SP_538486/Code_Examples.html</text:span></text:a><text:span text:style-name="T7">). Although basic flow is unchanged the function is heavily altered for errortesting and printing child pid’s and data on finished programs.</text:span></text:p>
      <text:p text:style-name="P7"/>
      <text:p text:style-name="P7"/>
      <text:p text:style-name="P4"><text:soft-page-break/><text:span text:style-name="T3">Compilation instructions:</text:span> Terribly simple. Program was written to be compiled with the basic cc compiler in linux. No other dependencies should be nessisary Makefile is included to ease further however compilation can be achieved :</text:p>
      <text:p text:style-name="P4"><text:tab/><text:span text:style-name="T3">cc -c -</text:span><text:span text:style-name="T4">pthreads</text:span><text:span text:style-name="T3"> dsh.c</text:span></text:p>
      <text:p text:style-name="P12"><text:tab/>cc -o -<text:span text:style-name="T12">pthreads</text:span> dsh dsh.o</text:p>
      <text:p text:style-name="P1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3">Testing:</text:span> Testing was through ( given time avalable) and special casings were created where ever problems arose program should be able to <text:s/>pass mulitple flags <text:s/>even together. And whitespaces are mostly ignored although we are aware of some bugs.</text:p>
      <text:p text:style-name="P8"/>
      <text:p text:style-name="P8"><text:span text:style-name="T3">Bugs: </text:span><text:span text:style-name="T12">Bugs are rare. On Occation the remote pipe can fail for no decernable reason. And hb() sometimes will fail if it is the first command given and by fail I mean never stop printing. <text:s/></text:span></text:p>
      <text:p text:style-name="P9"><text:soft-page-break/></text:p>
      <text:p text:style-name="P11">Archive con<text:span text:style-name="T7">t</text:span>ence:</text:p>
      <text:p text:style-name="P9">dsh.c: Contains the entirity of the program.</text:p>
      <text:p text:style-name="P9">Makefile: contains explicit compilation instru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oto Sans" fo:font-size="12pt" fo:language="en" fo:country="US" style:letter-kerning="true" style:font-name-asian="Noto Sans2"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oto Sans" fo:font-size="12pt" fo:language="en" fo:country="US" style:letter-kerning="true" style:font-name-asian="Noto Sans2"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oto Sans1" fo:font-family="'Noto Sans'" style:font-family-generic="swiss" style:font-pitch="variable" fo:font-size="14pt" style:font-name-asian="Noto Sans2"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6T14:17:44.035565344</meta:creation-date>
    <dc:date>2016-03-14T19:18:59.543437105</dc:date>
    <meta:editing-duration>PT25M9S</meta:editing-duration>
    <meta:editing-cycles>3</meta:editing-cycles>
    <meta:generator>LibreOffice/5.1.1.3$Linux_X86_64 LibreOffice_project/10m0$Build-3</meta:generator>
    <meta:document-statistic meta:table-count="0" meta:image-count="0" meta:object-count="0" meta:page-count="6" meta:paragraph-count="52" meta:word-count="879" meta:character-count="5662" meta:non-whitespace-character-count="4812"/>
  </office:meta>
</office:document-meta>
</file>